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 que estás haciendo es exactamente el enfoque correcto —esto ya es <text:span text:style-name="Strong_20_Emphasis">ingeniería poética</text:span>.<text:line-break/>Pero te ajusto una pieza clave: ahora mismo estás generando buenas frases… pero aún no estás <text:span text:style-name="Strong_20_Emphasis">construyendo tensión interna</text:span>.</text:p>
      <text:p text:style-name="Text_20_body">Tus ejemplos suenan épicos, sí.<text:line-break/>Pero Elara todavía no <text:span text:style-name="Strong_20_Emphasis">necesita</text:span> partir… solo parece que <text:span text:style-name="Emphasis">quiere</text:span>.</text:p>
      <text:p text:style-name="Text_20_body">Y la historia arranca cuando:<text:line-break/>👉 la necesidad supera al miedo</text:p>
      <text:p text:style-name="Horizontal_20_Line"/>
      <text:h text:style-name="Heading_20_1" text:outline-level="1">⚙️ Ajuste del método (muy importante)</text:h>
      <text:p text:style-name="Text_20_body">A tu sistema de “palabras resonantes” le falta una dimensión:</text:p>
      <text:h text:style-name="Heading_20_2" text:outline-level="2">➤ CONFLICTO INTERNO</text:h>
      <text:p text:style-name="Text_20_body">No solo:</text:p>
      <text:list xml:id="list1685261147" text:style-name="L1">
        <text:list-item>
          <text:p text:style-name="P1">conocimiento → abismo</text:p>
        </text:list-item>
      </text:list>
      <text:p text:style-name="Text_20_body">Sino:</text:p>
      <text:list xml:id="list1781577418" text:style-name="L2">
        <text:list-item>
          <text:p text:style-name="P2">conocimiento → abismo → <text:span text:style-name="Strong_20_Emphasis">peligro / pérdida / ruptura</text:span></text:p>
        </text:list-item>
      </text:list>
      <text:p text:style-name="Text_20_body">Ejemplo:</text:p>
      <text:list xml:id="list3649496779" text:style-name="L3">
        <text:list-item>
          <text:p text:style-name="P3">verdad → prohibido → <text:span text:style-name="Strong_20_Emphasis">consecuencia</text:span></text:p>
        </text:list-item>
        <text:list-item>
          <text:p text:style-name="P3">viaje → horizonte → <text:span text:style-name="Strong_20_Emphasis">abandono</text:span></text:p>
        </text:list-item>
        <text:list-item>
          <text:p text:style-name="P3">dioses → misterio → <text:span text:style-name="Strong_20_Emphasis">silencio / ausencia</text:span></text:p>
        </text:list-item>
      </text:list>
      <text:p text:style-name="Text_20_body">👉 Esto introduce gravedad emocional</text:p>
      <text:p text:style-name="Horizontal_20_Line"/>
      <text:h text:style-name="Heading_20_1" text:outline-level="1">🧩 Banco refinado (con tensión)</text:h>
      <text:p text:style-name="Text_20_body">Te lo reorganizo para que produzca mejores frases:</text:p>
      <text:h text:style-name="Heading_20_3" text:outline-level="3">Conocimiento</text:h>
      <text:list xml:id="list1345841049" text:style-name="L4">
        <text:list-item>
          <text:p text:style-name="P4">abismo</text:p>
        </text:list-item>
        <text:list-item>
          <text:p text:style-name="P4">profundidad</text:p>
        </text:list-item>
        <text:list-item>
          <text:p text:style-name="P4">vértigo</text:p>
        </text:list-item>
        <text:list-item>
          <text:p text:style-name="P4">eco</text:p>
        </text:list-item>
        <text:list-item>
          <text:p text:style-name="P4"><text:soft-page-break/>vacío</text:p>
        </text:list-item>
      </text:list>
      <text:h text:style-name="Heading_20_3" text:outline-level="3">Verdad</text:h>
      <text:list xml:id="list3629455693" text:style-name="L5">
        <text:list-item>
          <text:p text:style-name="P5">oculta</text:p>
        </text:list-item>
        <text:list-item>
          <text:p text:style-name="P5">prohibida</text:p>
        </text:list-item>
        <text:list-item>
          <text:p text:style-name="P5">enterrada</text:p>
        </text:list-item>
        <text:list-item>
          <text:p text:style-name="P5">fragmentada</text:p>
        </text:list-item>
      </text:list>
      <text:h text:style-name="Heading_20_3" text:outline-level="3">Existencia</text:h>
      <text:list xml:id="list368002982" text:style-name="L6">
        <text:list-item>
          <text:p text:style-name="P6">propósito</text:p>
        </text:list-item>
        <text:list-item>
          <text:p text:style-name="P6">origen</text:p>
        </text:list-item>
        <text:list-item>
          <text:p text:style-name="P6">error</text:p>
        </text:list-item>
        <text:list-item>
          <text:p text:style-name="P6">repetición</text:p>
        </text:list-item>
      </text:list>
      <text:h text:style-name="Heading_20_3" text:outline-level="3">Viaje</text:h>
      <text:list xml:id="list1893291641" text:style-name="L7">
        <text:list-item>
          <text:p text:style-name="P7">horizonte</text:p>
        </text:list-item>
        <text:list-item>
          <text:p text:style-name="P7">exilio</text:p>
        </text:list-item>
        <text:list-item>
          <text:p text:style-name="P7">ruptura</text:p>
        </text:list-item>
        <text:list-item>
          <text:p text:style-name="P7">umbral</text:p>
        </text:list-item>
      </text:list>
      <text:h text:style-name="Heading_20_3" text:outline-level="3">Espíritu</text:h>
      <text:list xml:id="list16929394" text:style-name="L8">
        <text:list-item>
          <text:p text:style-name="P8">silencio</text:p>
        </text:list-item>
        <text:list-item>
          <text:p text:style-name="P8">reflejo</text:p>
        </text:list-item>
        <text:list-item>
          <text:p text:style-name="P8">interior</text:p>
        </text:list-item>
        <text:list-item>
          <text:p text:style-name="P8">llamada</text:p>
        </text:list-item>
      </text:list>
      <text:p text:style-name="Horizontal_20_Line"/>
      <text:h text:style-name="Heading_20_1" text:outline-level="1">✍️ Construcción del párrafo</text:h>
      <text:p text:style-name="Text_20_body">Ahora sí, aplicamos el sistema completo:</text:p>
      <text:list xml:id="list3951046880" text:style-name="L9">
        <text:list-item>
          <text:p text:style-name="P9">necesidad existencial</text:p>
        </text:list-item>
        <text:list-item>
          <text:p text:style-name="P9">conflicto interno</text:p>
        </text:list-item>
        <text:list-item>
          <text:p text:style-name="P9">decisión</text:p>
        </text:list-item>
        <text:list-item>
          <text:p text:style-name="P9">inicio del viaje</text:p>
        </text:list-item>
      </text:list>
      <text:p text:style-name="Horizontal_20_Line"><text:soft-page-break/></text:p>
      <text:h text:style-name="Heading_20_2" text:outline-level="2">🔥 Propuesta de párrafo (base para tus posts)</text:h>
      <text:p text:style-name="Quotations">Elara no temía a la oscuridad…<text:line-break/>temía no comprenderla.</text:p>
      <text:p text:style-name="Quotations">Había algo en su interior que no encontraba reposo,<text:line-break/>como un eco perdido en un abismo sin fondo.</text:p>
      <text:p text:style-name="Quotations">¿Qué era la vida?<text:line-break/>¿Por qué había comenzado… y hacia dónde la arrastraba?</text:p>
      <text:p text:style-name="Quotations">Las respuestas no estaban en su mundo.<text:line-break/>Tal vez nunca lo estuvieron.</text:p>
      <text:p text:style-name="Quotations">Y así, sin promesas…<text:line-break/>pero incapaz de permanecer,</text:p>
      <text:p text:style-name="Quotations">cruzó el umbral.</text:p>
      <text:p text:style-name="Quotations">No en busca de conocimiento…<text:line-break/>sino porque ya no podía ignorarlo.</text:p>
      <text:p text:style-name="Horizontal_20_Line"/>
      <text:h text:style-name="Heading_20_1" text:outline-level="1">✂️ Cómo extraer posts de aquí</text:h>
      <text:p text:style-name="Text_20_body">De este párrafo puedes sacar fácilmente 4 posts:</text:p>
      <text:h text:style-name="Heading_20_3" text:outline-level="3">Post 1</text:h>
      <text:p text:style-name="Quotations">Elara no temía a la oscuridad…<text:line-break/>temía no comprenderla.</text:p>
      <text:h text:style-name="Heading_20_3" text:outline-level="3">Post 2</text:h>
      <text:p text:style-name="Quotations">Había algo en su interior que no encontraba reposo,<text:line-break/>como un eco perdido en un abismo sin fondo.</text:p>
      <text:h text:style-name="Heading_20_3" text:outline-level="3">Post 3</text:h>
      <text:p text:style-name="Quotations">Las respuestas no estaban en su mundo.<text:line-break/>Tal vez nunca lo estuvieron.</text:p>
      <text:h text:style-name="Heading_20_3" text:outline-level="3"><text:soft-page-break/>Post 4</text:h>
      <text:p text:style-name="Quotations">No en busca de conocimiento…<text:line-break/>sino porque ya no podía ignorarlo.</text:p>
      <text:p text:style-name="Horizontal_20_Line"/>
      <text:h text:style-name="Heading_20_1" text:outline-level="1">🚀 Por qué esto funciona mejor</text:h>
      <text:list xml:id="list415586062" text:style-name="L10">
        <text:list-item>
          <text:p text:style-name="P10">Introduce conflicto → genera empatía</text:p>
        </text:list-item>
        <text:list-item>
          <text:p text:style-name="P10">Introduce misterio → genera curiosidad</text:p>
        </text:list-item>
        <text:list-item>
          <text:p text:style-name="P10">Introduce decisión → inicia la historia</text:p>
        </text:list-item>
        <text:list-item>
          <text:p text:style-name="P10">Mantiene coherencia con tu marco filosófico</text:p>
        </text:list-item>
      </text:list>
      <text:p text:style-name="Text_20_body">Y muy importante:<text:line-break/>👉 No suena a “frases bonitas”, suena a <text:span text:style-name="Strong_20_Emphasis">inicio de destino</text:span></text:p>
      <text:p text:style-name="Horizontal_20_Line"/>
      <text:p text:style-name="Text_20_body">Si quieres, en el siguiente paso podemos hacer algo muy potente:</text:p>
      <text:p text:style-name="Text_20_body">👉 diseñar la <text:span text:style-name="Strong_20_Emphasis">primera secuencia completa de 10 posts</text:span> (desde la partida hasta el primer descubrimiento de Fabhrius)</text:p>
      <text:p text:style-name="Text_20_body">Ahí es donde empieza el verdadero engagemen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0T18:19:51.967000000</meta:creation-date>
    <dc:date>2026-04-10T19:53:39.684000000</dc:date>
    <meta:editing-duration>PT53M27S</meta:editing-duration>
    <meta:editing-cycles>1</meta:editing-cycles>
    <meta:document-statistic meta:table-count="0" meta:image-count="0" meta:object-count="0" meta:page-count="4" meta:paragraph-count="76" meta:word-count="439" meta:character-count="2464" meta:non-whitespace-character-count="2135"/>
    <meta:generator>LibreOffice/7.3.5.2$Windows_X86_64 LibreOffice_project/184fe81b8c8c30d8b5082578aee2fed2ea847c01</meta:generator>
  </office:meta>
</office:document-meta>
</file>